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Table">
      <style:paragraph-properties fo:keep-with-next="always"/>
    </style:style>
    <style:style style:name="P8" style:family="paragraph" style:parent-style-name="Table_20_Contents">
      <style:text-properties officeooo:rsid="0091fdfa" officeooo:paragraph-rsid="0091fdfa"/>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20629824" text:id="ct3962062982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Heading_20_1"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text:soft-page-break/>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text:soft-page-break/>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6"/>
        <text:p text:style-name="P6"><text:soft-page-break/></text:p>
        <text:p text:style-name="P7">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6"/>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text:soft-page-break/>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text:soft-page-break/>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text:soft-page-break/>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20629824"/></text:p>
        <text:p text:style-name="P10"><text:change-end text:change-id="ct39620629824"/></text:p>
        <text:p text:style-name="P10"/>
        <text:p text:style-name="P10"/>
        <text:p text:style-name="P10"/>
        <text:p text:style-name="P11">awdawdalkwd</text:p>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MP2"><text:page-number text:select-page="current">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6:15:42.620109000</dc:date>
    <meta:generator>LibreOffice/25.8.3.2$MacOSX_AARCH64 LibreOffice_project/8ca8d55c161d602844f5428fa4b58097424e324e</meta:generator>
    <meta:initial-creator/>
    <meta:creation-date>2025-12-28T20:01:58.000</meta:creation-date>
    <meta:keyword/>
    <meta:editing-duration>P3DT16H3M58S</meta:editing-duration>
    <meta:editing-cycles>158</meta:editing-cycles>
    <meta:document-statistic meta:table-count="1" meta:image-count="0" meta:object-count="0" meta:page-count="15" meta:paragraph-count="97" meta:word-count="2270" meta:character-count="17739" meta:non-whitespace-character-count="15575"/>
    <meta:user-defined meta:name="Category"/>
    <meta:user-defined meta:name="Company"/>
    <meta:user-defined meta:name="IndividualWorkKey"/>
    <meta:user-defined meta:name="Manager"/>
  </office:meta>
</office:document-meta>
</file>